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5-09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5-06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5-03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4-11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4-10-0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4-06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4-01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3-11-0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3-07-1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3-04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3-02-1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2-09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2-07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2-04-1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2-01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1-11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1-07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1-03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0-10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0-07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20-01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9-10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9-07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9-03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9-01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8-10-15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8-07-0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8-04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8-01-1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7-10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7-07-2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7-04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6-12-1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6-09-1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6-06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6-03-2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5-12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5-09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5-04-2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5-02-0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4-11-0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4-06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4-02-1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4-01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3-10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3-06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2-06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2-01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1-08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1-05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10-1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9-10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9-06-1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9-02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8-10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5-08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6110562002</text:p>
          </table:table-cell>
          <table:table-cell office:value-type="string" calcext:value-type="string">
            <text:p>05 144-10.67X05.72 (2) [OW-3C (Shallow)]</text:p>
          </table:table-cell>
          <table:table-cell office:value-type="string" calcext:value-type="string">
            <text:p>2005-02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